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ionRule.validate( Object value , ExpressionContext expression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ValidationRule.isValidSymbolicDomain( String dom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mail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ionRule.isValid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ValidationRule.isValidDomain( String dom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mailValidationRule.isValidIpAddress( Perl5Util ipAddressMatc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mailValidationRule.isEmail( String emai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